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UrlHandlerMapping.SimpleUrlHandlerMapping( Map &lt; String , ? &gt; url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.logMapping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UrlHandlerMapping.SimpleUrl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UrlHandlerMapping.setUrlMap( Map &lt; String , ? &gt; url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.getUr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.SimpleUrlHandlerMapping( Map &lt; String , ? &gt; urlMap ,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UrlHandlerMapping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UrlHandlerMapping.setMappings( Properties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UrlHandlerMapping.registerHandlers( Map &lt; String , Object &gt; url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